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1.274cm" fo:min-width="2.802cm"/>
    </style:style>
    <style:style style:name="gr4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655cm" fo:min-width="3.437cm"/>
    </style:style>
    <style:style style:name="gr6" style:family="graphic" style:parent-style-name="objectwithoutfill">
      <style:graphic-properties svg:stroke-width="0.071cm" draw:marker-start-width="0.306cm" draw:marker-end-width="0.306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1.655cm" fo:min-width="3.056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28cm" fo:min-width="3.945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95cm" fo:min-width="5.002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528cm" fo:min-width="3.437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528cm" fo:min-width="2.929cm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1.401cm" fo:min-width="3.31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782cm" fo:min-width="1.90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766cm" fo:min-width="4.072cm"/>
    </style:style>
    <style:style style:name="gr15" style:family="graphic" style:parent-style-name="standard">
      <style:graphic-properties draw:fill-color="#ff6600" draw:textarea-horizontal-align="justify" draw:textarea-vertical-align="middle" draw:auto-grow-height="false" fo:min-height="0.766cm" fo:min-width="4.0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286cm" svg:x="8.128cm" svg:y="5.461cm">
          <text:p text:style-name="P1">Mainboar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99cm" svg:height="2.032cm" svg:x="15.875cm" svg:y="7.62cm">
          <text:p text:style-name="P1">Powerboard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302cm" svg:height="1.524cm" svg:x="23.876cm" svg:y="7.874cm">
          <text:p text:style-name="P1">Battery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0.16cm" svg:y1="7.747cm" svg:x2="15.875cm" svg:y2="8.636cm" draw:start-shape="id1" draw:start-glue-point="2" draw:end-shape="id2" draw:end-glue-point="3" svg:d="M10160 7747c0 593 1905 889 5715 889" svg:viewBox="0 0 5716 890">
          <text:p text:style-name="P1"/>
          <text:p text:style-name="P1"/>
          <text:p text:style-name="P1"/>
          <text:p text:style-name="P1"/>
          <text:p text:style-name="P1">Control &amp;</text:p>
          <text:p text:style-name="P1">current sense</text:p>
        </draw:connector>
        <draw:connector draw:style-name="gr4" draw:text-style-name="P4" draw:layer="layout" draw:type="curve" svg:x1="12.192cm" svg:y1="6.604cm" svg:x2="18.224cm" svg:y2="7.62cm" draw:start-shape="id1" draw:start-glue-point="1" draw:end-shape="id2" draw:end-glue-point="0" svg:d="M12192 6604c4022 0 6032 338 6032 1016" svg:viewBox="0 0 6033 1017">
          <text:p text:style-name="P1">Power &amp; Ground</text:p>
          <text:p text:style-name="P1"/>
          <text:p text:style-name="P1"/>
          <text:p text:style-name="P1"/>
        </draw:connector>
        <draw:custom-shape draw:style-name="gr5" draw:text-style-name="P3" xml:id="id3" draw:id="id3" draw:layer="layout" svg:width="3.937cm" svg:height="1.905cm" svg:x="6.223cm" svg:y="13.208cm">
          <text:p text:style-name="P1">Sensor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8.191cm" svg:y1="13.208cm" svg:x2="10.16cm" svg:y2="7.747cm" draw:start-shape="id3" draw:start-glue-point="0" draw:end-shape="id1" svg:d="M8191 13208c0-4096 1969-1366 1969-5461" svg:viewBox="0 0 1970 5462">
          <text:p text:style-name="P1">Power and <text:s text:c="18"/></text:p>
          <text:p text:style-name="P1">data <text:s text:c="18"/></text:p>
        </draw:connector>
        <draw:connector draw:style-name="gr6" draw:text-style-name="P4" draw:layer="layout" draw:type="curve" svg:x1="22.987cm" svg:y1="8.636cm" svg:x2="23.876cm" svg:y2="8.636cm" draw:start-shape="id4" draw:start-glue-point="1" draw:end-shape="id5" draw:end-glue-point="3" svg:d="M22987 8636h889" svg:viewBox="0 0 890 1">
          <text:p/>
        </draw:connector>
        <draw:custom-shape draw:style-name="gr7" draw:text-style-name="P3" xml:id="id6" draw:id="id6" draw:layer="layout" svg:width="3.556cm" svg:height="1.905cm" svg:x="11.303cm" svg:y="12.827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4.445cm" svg:height="1.778cm" svg:x="16.764cm" svg:y="12.573cm">
          <text:p text:style-name="P1">Heat probe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8.224cm" svg:y1="9.652cm" svg:x2="13.081cm" svg:y2="12.827cm" draw:start-shape="id2" draw:start-glue-point="2" draw:end-shape="id6" draw:end-glue-point="0" svg:d="M18224 9652c0 2380-5143 793-5143 3175" svg:viewBox="0 0 5144 3176">
          <text:p/>
        </draw:connector>
        <draw:connector draw:style-name="gr6" draw:text-style-name="P4" draw:layer="layout" draw:type="curve" svg:x1="18.224cm" svg:y1="9.652cm" svg:x2="18.986cm" svg:y2="12.573cm" draw:start-shape="id2" draw:start-glue-point="2" draw:end-shape="id7" svg:d="M18224 9652c0 2191 762 731 762 2921" svg:viewBox="0 0 763 2922">
          <text:p/>
        </draw:connector>
        <draw:connector draw:style-name="gr6" draw:text-style-name="P4" draw:layer="layout" draw:type="curve" svg:x1="18.224cm" svg:y1="7.62cm" svg:x2="18.191cm" svg:y2="4.797cm" draw:start-shape="id2" draw:start-glue-point="0" draw:end-shape="id8" draw:end-glue-point="2" svg:d="M18224 7620c0-2116-33-705-33-2823" svg:viewBox="0 0 34 2824">
          <text:p/>
        </draw:connector>
        <draw:frame draw:style-name="gr9" draw:text-style-name="P5" xml:id="id8" draw:id="id8" draw:layer="layout" svg:width="5.502cm" svg:height="3.806cm" svg:x="15.44cm" svg:y="0.991cm">
          <draw:text-box>
            <text:p text:style-name="P1">RXSM</text:p>
            <text:p text:style-name="P1">Power</text:p>
            <text:p text:style-name="P1">&amp; Communication</text:p>
            <text:p text:style-name="P1">&amp; Event lines</text:p>
            <text:p text:style-name="P1">&amp; Charge line</text:p>
          </draw:text-box>
        </draw:frame>
        <draw:custom-shape draw:style-name="gr10" draw:text-style-name="P2" xml:id="id9" draw:id="id9" draw:layer="layout" svg:width="3.937cm" svg:height="1.778cm" svg:x="1.651cm" svg:y="5.334cm">
          <text:p text:style-name="P1">Raspberry Pi</text:p>
          <text:p text:style-name="P1">CM3</text:p>
          <draw:enhanced-geometry svg:viewBox="0 0 21600 21600" draw:type="rectangle" draw:enhanced-path="M 0 0 L 21600 0 21600 21600 0 21600 0 0 Z N"/>
        </draw:custom-shape>
        <draw:custom-shape draw:style-name="gr11" draw:text-style-name="P3" xml:id="id10" draw:id="id10" draw:layer="layout" svg:width="3.429cm" svg:height="1.778cm" svg:x="1.397cm" svg:y="10.414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8.128cm" svg:y1="6.604cm" svg:x2="5.588cm" svg:y2="6.223cm" draw:start-shape="id1" draw:start-glue-point="3" draw:end-shape="id9" draw:end-glue-point="1" svg:d="M8128 6604c-1905 0-635-381-2540-381" svg:viewBox="0 0 2541 382">
          <text:p/>
        </draw:connector>
        <draw:connector draw:style-name="gr4" draw:text-style-name="P4" draw:layer="layout" draw:type="curve" svg:x1="3.619cm" svg:y1="7.112cm" svg:x2="3.111cm" svg:y2="10.414cm" draw:start-shape="id9" draw:start-glue-point="2" draw:end-shape="id10" draw:end-glue-point="0" svg:d="M3619 7112c0 2476-508 826-508 3302" svg:viewBox="0 0 509 3303">
          <text:p text:style-name="P1">USB <text:s text:c="9"/></text:p>
        </draw:connector>
        <draw:custom-shape draw:style-name="gr11" draw:text-style-name="P3" xml:id="id11" draw:id="id11" draw:layer="layout" svg:width="3.429cm" svg:height="1.778cm" svg:x="1.651cm" svg:y="1.778cm">
          <text:p text:style-name="P1">IR-Camer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3.365cm" svg:y1="3.556cm" svg:x2="3.619cm" svg:y2="5.334cm" draw:start-shape="id11" draw:end-shape="id9" draw:end-glue-point="0" svg:d="M3365 3556c0 1333 254 445 254 1778" svg:viewBox="0 0 255 1779">
          <text:p/>
        </draw:connector>
        <draw:custom-shape draw:style-name="gr12" draw:text-style-name="P2" xml:id="id12" draw:id="id12" draw:layer="layout" svg:width="3.81cm" svg:height="1.651cm" svg:x="19.177cm" svg:y="5.969cm">
          <text:p text:style-name="P1">Charging</text:p>
          <text:p text:style-name="P1">circuit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2.405cm" svg:height="2.032cm" svg:x="20.582cm" svg:y="7.62cm">
          <text:p text:style-name="P1">Battery</text:p>
          <text:p text:style-name="P1">cut-off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9.177cm" svg:y1="6.794cm" svg:x2="18.191cm" svg:y2="4.797cm" draw:start-shape="id12" draw:start-glue-point="3" draw:end-shape="id8" svg:d="M19177 6794c-658 0-986-665-986-1997" svg:viewBox="0 0 987 1998">
          <text:p/>
        </draw:connector>
        <draw:connector draw:style-name="gr6" draw:text-style-name="P4" draw:layer="layout" draw:type="curve" svg:x1="25.527cm" svg:y1="7.874cm" svg:x2="22.987cm" svg:y2="6.794cm" draw:start-shape="id5" draw:start-glue-point="0" draw:end-shape="id12" draw:end-glue-point="1" svg:d="M25527 7874c0-720-846-1080-2540-1080" svg:viewBox="0 0 2541 1081">
          <text:p/>
        </draw:connector>
        <draw:custom-shape draw:style-name="gr14" draw:text-style-name="P6" draw:layer="layout" svg:width="4.572cm" svg:height="1.016cm" svg:x="23.187cm" svg:y="15.142cm">
          <text:p text:style-name="P1"><text:span text:style-name="T1">Electronic</text:span></text:p>
          <text:p text:style-name="P1"><text:span text:style-name="T1">board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572cm" svg:height="1.016cm" svg:x="23.187cm" svg:y="16.229cm">
          <text:p text:style-name="P1"><text:span text:style-name="T1">Electronic components</text:span></text:p>
          <text:p text:style-name="P1"><text:span text:style-name="T1">(sensors, actuators, ...)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978cm" svg:height="0.806cm" svg:x="25.841cm" svg:y="14.507cm">
          <draw:text-box>
            <text:p text:style-name="P1"><text:span text:style-name="T1">Leg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0:47:21.244347897</meta:creation-date>
    <dc:date>2017-06-08T15:09:30.696617208</dc:date>
    <meta:editing-duration>PT28M59S</meta:editing-duration>
    <meta:editing-cycles>6</meta:editing-cycles>
    <meta:generator>LibreOffice/5.2.7.2$Linux_X86_64 LibreOffice_project/20$Build-2</meta:generator>
    <meta:document-statistic meta:object-count="27"/>
  </office:meta>
</office:document-meta>
</file>